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6cm" loext:contextual-spacing="false" fo:text-align="justify" style:justify-single-word="false"/>
      <style:text-properties officeooo:rsid="00099d05" officeooo:paragraph-rsid="00118820"/>
    </style:style>
    <style:style style:name="P2" style:family="paragraph" style:parent-style-name="Text_20_body" style:list-style-name="L8">
      <style:paragraph-properties fo:margin-top="0cm" fo:margin-bottom="0cm" loext:contextual-spacing="false" fo:text-align="justify" style:justify-single-word="false"/>
      <style:text-properties fo:color="#ce181e" style:font-name="Liberation Serif" fo:font-size="12pt" officeooo:rsid="000a5dc2" officeooo:paragraph-rsid="0011692c" style:font-size-asian="12pt" style:font-size-complex="12pt"/>
    </style:style>
    <style:style style:name="P3" style:family="paragraph" style:parent-style-name="Text_20_body" style:list-style-name="L8">
      <style:paragraph-properties fo:margin-top="0cm" fo:margin-bottom="0cm" loext:contextual-spacing="false" fo:text-align="justify" style:justify-single-word="false"/>
      <style:text-properties style:font-name="Liberation Serif" fo:font-size="12pt" officeooo:rsid="000a5dc2" officeooo:paragraph-rsid="0011692c" style:font-size-asian="12pt" style:font-size-complex="12pt"/>
    </style:style>
    <style:style style:name="P4" style:family="paragraph" style:parent-style-name="Text_20_body" style:list-style-name="L9">
      <style:paragraph-properties fo:margin-top="0cm" fo:margin-bottom="0cm" loext:contextual-spacing="false" fo:text-align="justify" style:justify-single-word="false"/>
      <style:text-properties style:font-name="Liberation Serif" fo:font-size="12pt" officeooo:rsid="001eb60f" officeooo:paragraph-rsid="001eb60f" style:font-size-asian="12pt" style:font-size-complex="12pt"/>
    </style:style>
    <style:style style:name="P5" style:family="paragraph" style:parent-style-name="Text_20_body" style:list-style-name="L9">
      <style:paragraph-properties fo:margin-top="0cm" fo:margin-bottom="0cm" loext:contextual-spacing="false" fo:text-align="justify" style:justify-single-word="false"/>
      <style:text-properties style:font-name="Liberation Serif" fo:font-size="12pt" officeooo:rsid="0024ffe2" officeooo:paragraph-rsid="0024ffe2" style:font-size-asian="12pt" style:font-size-complex="12pt"/>
    </style:style>
    <style:style style:name="P6" style:family="paragraph" style:parent-style-name="Text_20_body" style:list-style-name="L8">
      <style:paragraph-properties fo:margin-top="0cm" fo:margin-bottom="0cm" loext:contextual-spacing="false" fo:text-align="justify" style:justify-single-word="false"/>
      <style:text-properties style:use-window-font-color="true" style:font-name="Liberation Serif" fo:font-size="12pt" officeooo:rsid="000a5dc2" officeooo:paragraph-rsid="0011692c" style:font-size-asian="12pt" style:font-size-complex="12pt"/>
    </style:style>
    <style:style style:name="P7" style:family="paragraph" style:parent-style-name="Text_20_body" style:list-style-name="L8">
      <style:paragraph-properties fo:margin-top="0cm" fo:margin-bottom="0cm" loext:contextual-spacing="false" fo:text-align="justify" style:justify-single-word="false"/>
      <style:text-properties style:use-window-font-color="true" style:font-name="Liberation Serif" fo:font-size="12pt" officeooo:rsid="000a5dc2" officeooo:paragraph-rsid="00118820" style:font-size-asian="12pt" style:font-size-complex="12pt"/>
    </style:style>
    <style:style style:name="P8" style:family="paragraph" style:parent-style-name="Text_20_body">
      <style:paragraph-properties fo:margin-top="0cm" fo:margin-bottom="0.6cm" loext:contextual-spacing="false" fo:text-align="justify" style:justify-single-word="false"/>
      <style:text-properties style:font-name="Liberation Serif" fo:font-size="12pt" fo:font-weight="bold" officeooo:paragraph-rsid="00100b07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.6cm" loext:contextual-spacing="false" fo:text-align="justify" style:justify-single-word="false"/>
      <style:text-properties style:font-name="Liberation Serif" fo:font-size="12pt" officeooo:rsid="00100b07" officeooo:paragraph-rsid="0016d246" style:font-size-asian="12pt" style:font-size-complex="12pt"/>
    </style:style>
    <style:style style:name="P10" style:family="paragraph" style:parent-style-name="Text_20_body">
      <style:paragraph-properties fo:margin-top="0cm" fo:margin-bottom="0.6cm" loext:contextual-spacing="false" fo:text-align="justify" style:justify-single-word="false"/>
      <style:text-properties style:font-name="Liberation Serif" fo:font-size="12pt" officeooo:rsid="00100b07" officeooo:paragraph-rsid="00100b07" style:font-size-asian="12pt" style:font-size-complex="12pt"/>
    </style:style>
    <style:style style:name="P11" style:family="paragraph" style:parent-style-name="Text_20_body">
      <style:paragraph-properties fo:margin-top="0cm" fo:margin-bottom="0.6cm" loext:contextual-spacing="false" fo:text-align="justify" style:justify-single-word="false"/>
      <style:text-properties style:font-name="Liberation Serif" fo:font-size="12pt" officeooo:rsid="00100b07" officeooo:paragraph-rsid="001602a9" style:font-size-asian="12pt" style:font-size-complex="12pt"/>
    </style:style>
    <style:style style:name="P12" style:family="paragraph" style:parent-style-name="Text_20_body">
      <style:paragraph-properties fo:margin-top="0cm" fo:margin-bottom="0.6cm" loext:contextual-spacing="false" fo:text-align="justify" style:justify-single-word="false"/>
      <style:text-properties style:font-name="Liberation Serif" fo:font-size="12pt" officeooo:rsid="00100b07" officeooo:paragraph-rsid="001892a2" style:font-size-asian="12pt" style:font-size-complex="12pt"/>
    </style:style>
    <style:style style:name="P13" style:family="paragraph" style:parent-style-name="Text_20_body">
      <style:paragraph-properties fo:margin-top="0cm" fo:margin-bottom="0.6cm" loext:contextual-spacing="false" fo:text-align="justify" style:justify-single-word="false"/>
      <style:text-properties style:font-name="Liberation Serif" fo:font-size="12pt" officeooo:rsid="00100b07" officeooo:paragraph-rsid="00118820" style:font-size-asian="12pt" style:font-size-complex="12pt"/>
    </style:style>
    <style:style style:name="P14" style:family="paragraph" style:parent-style-name="Text_20_body">
      <style:paragraph-properties fo:margin-top="0cm" fo:margin-bottom="0.6cm" loext:contextual-spacing="false" fo:text-align="justify" style:justify-single-word="false"/>
      <style:text-properties style:font-name="Liberation Serif" fo:font-size="12pt" officeooo:rsid="001eb60f" officeooo:paragraph-rsid="001eb60f" style:font-size-asian="12pt" style:font-size-complex="12pt"/>
    </style:style>
    <style:style style:name="P15" style:family="paragraph" style:parent-style-name="Text_20_body">
      <style:paragraph-properties fo:margin-top="0cm" fo:margin-bottom="0.6cm" loext:contextual-spacing="false" fo:text-align="justify" style:justify-single-word="false"/>
      <style:text-properties style:font-name="Liberation Serif" fo:font-size="12pt" officeooo:rsid="00068936" officeooo:paragraph-rsid="000a5dc2" style:font-size-asian="12pt" style:font-size-complex="12pt"/>
    </style:style>
    <style:style style:name="P16" style:family="paragraph" style:parent-style-name="Text_20_body">
      <style:paragraph-properties fo:margin-top="0cm" fo:margin-bottom="0.6cm" loext:contextual-spacing="false"/>
      <style:text-properties style:font-name="Liberation Serif" fo:font-size="12pt" officeooo:paragraph-rsid="00233fdf" style:font-size-asian="12pt" style:font-size-complex="12pt"/>
    </style:style>
    <style:style style:name="P17" style:family="paragraph" style:parent-style-name="Text_20_body">
      <style:paragraph-properties fo:margin-top="0cm" fo:margin-bottom="0.6cm" loext:contextual-spacing="false" fo:text-align="justify" style:justify-single-word="false"/>
      <style:text-properties style:use-window-font-color="true" style:font-name="Liberation Serif" fo:font-size="12pt" fo:font-weight="bold" officeooo:rsid="00100b07" officeooo:paragraph-rsid="00118820" fo:background-color="transparent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top="0cm" fo:margin-bottom="0.6cm" loext:contextual-spacing="false" fo:text-align="justify" style:justify-single-word="false"/>
      <style:text-properties style:use-window-font-color="true" style:font-name="Liberation Serif" fo:font-size="12pt" officeooo:rsid="00100b07" officeooo:paragraph-rsid="00118820" style:font-size-asian="12pt" style:font-size-complex="12pt"/>
    </style:style>
    <style:style style:name="P19" style:family="paragraph" style:parent-style-name="Text_20_body">
      <style:paragraph-properties fo:margin-top="0cm" fo:margin-bottom="0.6cm" loext:contextual-spacing="false" fo:text-align="justify" style:justify-single-word="false"/>
      <style:text-properties style:use-window-font-color="true" style:font-name="Liberation Serif" fo:font-size="12pt" officeooo:rsid="00100b07" officeooo:paragraph-rsid="0011692c" style:font-size-asian="12pt" style:font-size-complex="12pt"/>
    </style:style>
    <style:style style:name="P20" style:family="paragraph" style:parent-style-name="Text_20_body">
      <style:paragraph-properties fo:margin-top="0cm" fo:margin-bottom="0.6cm" loext:contextual-spacing="false"/>
      <style:text-properties style:use-window-font-color="true" style:font-name="Liberation Serif" fo:font-size="12pt" officeooo:rsid="00100b07" officeooo:paragraph-rsid="001602a9" style:font-size-asian="12pt" style:font-size-complex="12pt"/>
    </style:style>
    <style:style style:name="P21" style:family="paragraph" style:parent-style-name="Text_20_body">
      <style:paragraph-properties fo:margin-top="0cm" fo:margin-bottom="0.6cm" loext:contextual-spacing="false" fo:text-align="justify" style:justify-single-word="false"/>
      <style:text-properties style:use-window-font-color="true" style:font-name="Liberation Serif" fo:font-size="12pt" fo:font-weight="normal" officeooo:rsid="00100b07" officeooo:paragraph-rsid="001cdc3e" style:font-size-asian="12pt" style:font-weight-asian="normal" style:font-size-complex="12pt" style:font-weight-complex="normal"/>
    </style:style>
    <style:style style:name="P22" style:family="paragraph" style:parent-style-name="SBC_3a_resumo">
      <style:paragraph-properties fo:margin-top="0cm" fo:margin-bottom="0.6cm" loext:contextual-spacing="false"/>
      <style:text-properties officeooo:paragraph-rsid="00202550"/>
    </style:style>
    <style:style style:name="P23" style:family="paragraph" style:parent-style-name="SBC_3a_author_28_s_29_">
      <style:paragraph-properties fo:margin-top="0cm" fo:margin-bottom="0.6cm" loext:contextual-spacing="false"/>
      <style:text-properties style:font-name="Liberation Serif" fo:font-size="12pt" officeooo:paragraph-rsid="001f00db" style:font-size-asian="12pt" style:font-size-complex="12pt"/>
    </style:style>
    <style:style style:name="P24" style:family="paragraph" style:parent-style-name="SBC_3a_footnote">
      <style:text-properties officeooo:rsid="00233fdf" officeooo:paragraph-rsid="00233fdf" fo:background-color="#fff200"/>
    </style:style>
    <style:style style:name="P25" style:family="paragraph" style:parent-style-name="SBC_3a_email">
      <style:paragraph-properties fo:margin-top="0cm" fo:margin-bottom="0.6cm" loext:contextual-spacing="false"/>
      <style:text-properties style:font-name="Liberation Serif" fo:font-size="12pt" officeooo:paragraph-rsid="001f00db" style:font-size-asian="12pt" style:font-size-complex="12pt"/>
    </style:style>
    <style:style style:name="P26" style:family="paragraph" style:parent-style-name="SBC_3a_abstract">
      <style:paragraph-properties fo:margin-top="0cm" fo:margin-bottom="0.6cm" loext:contextual-spacing="false"/>
      <style:text-properties style:font-name="Liberation Serif" fo:font-size="12pt" officeooo:paragraph-rsid="00233fdf" style:font-size-asian="12pt" style:font-size-complex="12pt"/>
    </style:style>
    <style:style style:name="P27" style:family="paragraph" style:parent-style-name="SBC_3a_address">
      <style:paragraph-properties fo:margin-top="0cm" fo:margin-bottom="0.6cm" loext:contextual-spacing="false"/>
      <style:text-properties style:font-name="Liberation Serif" fo:font-size="12pt" officeooo:paragraph-rsid="001f00db" style:font-size-asian="12pt" style:font-size-complex="12pt"/>
    </style:style>
    <style:style style:name="P28" style:family="paragraph" style:parent-style-name="SBC_3a_institution">
      <style:paragraph-properties fo:margin-top="0cm" fo:margin-bottom="0.6cm" loext:contextual-spacing="false"/>
      <style:text-properties style:font-name="Liberation Serif" fo:font-size="12pt" officeooo:paragraph-rsid="001f00db" style:font-size-asian="12pt" style:font-size-complex="12pt"/>
    </style:style>
    <style:style style:name="P29" style:family="paragraph" style:parent-style-name="SBC_3a_institution">
      <style:paragraph-properties fo:margin-top="0cm" fo:margin-bottom="0.6cm" loext:contextual-spacing="false"/>
      <style:text-properties style:font-name="Liberation Serif" fo:font-size="12pt" officeooo:paragraph-rsid="001f00db" fo:background-color="#fff200" style:font-size-asian="12pt" style:font-size-complex="12pt"/>
    </style:style>
    <style:style style:name="P30" style:family="paragraph" style:parent-style-name="SBC_3a_title" style:master-page-name="Standard">
      <style:paragraph-properties fo:margin-top="0cm" fo:margin-bottom="0.6cm" loext:contextual-spacing="false" style:page-number="auto"/>
      <style:text-properties style:font-name="Liberation Serif" fo:font-size="13pt" officeooo:paragraph-rsid="001f00db" style:font-size-asian="13pt" style:font-size-complex="13pt"/>
    </style:style>
    <style:style style:name="T1" style:family="text">
      <style:text-properties officeooo:rsid="000a5dc2"/>
    </style:style>
    <style:style style:name="T2" style:family="text">
      <style:text-properties fo:font-style="italic" officeooo:rsid="0011692c" style:font-style-asian="italic" style:font-style-complex="italic"/>
    </style:style>
    <style:style style:name="T3" style:family="text">
      <style:text-properties fo:font-style="italic" officeooo:rsid="00110d13" style:font-style-asian="italic" style:font-style-complex="italic"/>
    </style:style>
    <style:style style:name="T4" style:family="text">
      <style:text-properties fo:font-style="italic" officeooo:rsid="00118820" style:font-style-asian="italic" style:font-style-complex="italic"/>
    </style:style>
    <style:style style:name="T5" style:family="text">
      <style:text-properties officeooo:rsid="00100b07"/>
    </style:style>
    <style:style style:name="T6" style:family="text">
      <style:text-properties officeooo:rsid="00110d13"/>
    </style:style>
    <style:style style:name="T7" style:family="text">
      <style:text-properties officeooo:rsid="0011692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officeooo:rsid="0011692c"/>
    </style:style>
    <style:style style:name="T10" style:family="text">
      <style:text-properties style:use-window-font-color="true" fo:font-weight="normal" officeooo:rsid="00100b07" style:font-weight-asian="normal" style:font-weight-complex="normal"/>
    </style:style>
    <style:style style:name="T11" style:family="text">
      <style:text-properties officeooo:rsid="00118820"/>
    </style:style>
    <style:style style:name="T12" style:family="text">
      <style:text-properties officeooo:rsid="001467da"/>
    </style:style>
    <style:style style:name="T13" style:family="text">
      <style:text-properties officeooo:rsid="0016d246"/>
    </style:style>
    <style:style style:name="T14" style:family="text">
      <style:text-properties officeooo:rsid="001892a2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10d13" style:font-weight-asian="bold" style:font-weight-complex="bold"/>
    </style:style>
    <style:style style:name="T17" style:family="text">
      <style:text-properties fo:font-weight="bold" officeooo:rsid="000a5dc2" style:font-weight-asian="bold" style:font-weight-complex="bold"/>
    </style:style>
    <style:style style:name="T18" style:family="text">
      <style:text-properties fo:font-weight="bold" officeooo:rsid="001892a2" style:font-weight-asian="bold" style:font-weight-complex="bold"/>
    </style:style>
    <style:style style:name="T19" style:family="text">
      <style:text-properties officeooo:rsid="001b95ce"/>
    </style:style>
    <style:style style:name="T20" style:family="text">
      <style:text-properties officeooo:rsid="001cdc3e"/>
    </style:style>
    <style:style style:name="T21" style:family="text">
      <style:text-properties fo:font-weight="normal" officeooo:rsid="00202550" style:font-weight-asian="normal" style:font-weight-complex="normal"/>
    </style:style>
    <style:style style:name="T22" style:family="text">
      <style:text-properties fo:font-weight="normal" officeooo:rsid="00233fdf" style:font-weight-asian="normal" style:font-weight-complex="normal"/>
    </style:style>
    <style:style style:name="T23" style:family="text">
      <style:text-properties officeooo:rsid="001eb60f"/>
    </style:style>
    <style:style style:name="T24" style:family="text">
      <style:text-properties style:text-position="super 58%"/>
    </style:style>
    <style:style style:name="T25" style:family="text">
      <style:text-properties style:text-position="super 58%" fo:background-color="#fff200" loext:char-shading-value="0"/>
    </style:style>
    <style:style style:name="T26" style:family="text">
      <style:text-properties officeooo:rsid="001f00db"/>
    </style:style>
    <style:style style:name="T2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8" style:family="text">
      <style:text-properties style:font-name="Liberation Serif" fo:font-size="12pt" style:font-size-asian="12pt" style:font-size-complex="12pt"/>
    </style:style>
    <style:style style:name="T29" style:family="text">
      <style:text-properties style:font-name="Liberation Serif" fo:font-size="12pt" officeooo:rsid="001f00db" style:font-size-asian="12pt" style:font-size-complex="12pt"/>
    </style:style>
    <style:style style:name="T3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1f00db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normal" officeooo:rsid="00202550" style:font-size-asian="12pt" style:font-weight-asian="normal" style:font-size-complex="12pt" style:font-weight-complex="normal"/>
    </style:style>
    <style:style style:name="T33" style:family="text">
      <style:text-properties officeooo:rsid="0022ebdb"/>
    </style:style>
    <style:style style:name="T34" style:family="text">
      <style:text-properties officeooo:rsid="00233fdf"/>
    </style:style>
    <style:style style:name="T35" style:family="text">
      <style:text-properties officeooo:rsid="001f00db" fo:background-color="#fff200" loext:char-shading-value="0"/>
    </style:style>
    <style:style style:name="T36" style:family="text">
      <style:text-properties fo:background-color="#fff200" loext:char-shading-value="0"/>
    </style:style>
    <style:style style:name="T37" style:family="text">
      <style:text-properties officeooo:rsid="0024ffe2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26">Classificação de Smartfones por Nível de Preço</text:span><text:note text:id="ftn2" text:note-class="footnote"><text:note-citation text:label="*">*</text:note-citation><text:note-body><text:p text:style-name="P24">Trabalho apresentado para a Disciplina de Machine Learnig, do Curso de XXX, ministrado pelo professor XXXX</text:p></text:note-body></text:note></text:p>
      <text:p text:style-name="P23"><text:span text:style-name="T35">Marcio</text:span><text:span text:style-name="T25">1</text:span>, <text:span text:style-name="T26">Vladimir Lautert</text:span><text:span text:style-name="T24">2</text:span>, <text:span text:style-name="T35">Huysla</text:span><text:span text:style-name="T25">1</text:span></text:p>
      <text:p text:style-name="P28"><text:span text:style-name="T24">1</text:span><text:span text:style-name="T36">I</text:span><text:span text:style-name="T35">nformação do autor</text:span></text:p>
      <text:p text:style-name="P29"><text:span text:style-name="T24">2</text:span><text:span text:style-name="T26">Informação do autor</text:span></text:p>
      <text:p text:style-name="P29"><text:span text:style-name="T24">3</text:span><text:span text:style-name="T26">Informação do autor</text:span></text:p>
      <text:p text:style-name="P27"/>
      <text:p text:style-name="P25">{<text:span text:style-name="T36">nedel,flavio}@inf.ufrgs.br</text:span>, <text:span text:style-name="T33">vladklau</text:span>@<text:span text:style-name="T33">outlook.com</text:span>, <text:span text:style-name="T36">jomi@inf.furb.br</text:span></text:p>
      <text:p text:style-name="P26"><text:span text:style-name="T15">Abstract.</text:span> This paper describes <text:span text:style-name="T34">a machine learning project. The objective is apply an algorithm to classify smartphones into 4 price levels according to it’s hardware. Will be use </text:span><text:span text:style-name="Strong_20_Emphasis"><text:span text:style-name="T22">Support </text:span></text:span><text:span text:style-name="Strong_20_Emphasis"><text:span text:style-name="T21">V</text:span></text:span><text:span text:style-name="Strong_20_Emphasis"><text:span text:style-name="T22">ector </text:span></text:span><text:span text:style-name="Strong_20_Emphasis"><text:span text:style-name="T21">M</text:span></text:span><text:span text:style-name="Strong_20_Emphasis"><text:span text:style-name="T22">achines (SVMs) from </text:span></text:span><text:span text:style-name="Strong_20_Emphasis"><text:span text:style-name="T21">scikit-learn </text:span></text:span><text:span text:style-name="Strong_20_Emphasis"><text:span text:style-name="T22">library to Python language.</text:span></text:span></text:p>
      <text:p text:style-name="P22"><text:span text:style-name="T27">Resumo.</text:span><text:span text:style-name="T28"> Este </text:span><text:span text:style-name="T29">a</text:span><text:span text:style-name="T31">rtigo descreve um projeto de machine learning. O seu objetivo é aplicar uma algoritmo para classificar smartfones em 4 níveis de preço com base no hardware oferecido. Será utilizado o algoritmo </text:span><text:span text:style-name="Strong_20_Emphasis"><text:span text:style-name="T30">Support </text:span></text:span><text:span text:style-name="Strong_20_Emphasis"><text:span text:style-name="T32">V</text:span></text:span><text:span text:style-name="Strong_20_Emphasis"><text:span text:style-name="T30">ector </text:span></text:span><text:span text:style-name="Strong_20_Emphasis"><text:span text:style-name="T32">M</text:span></text:span><text:span text:style-name="Strong_20_Emphasis"><text:span text:style-name="T30">achines (SVMs) </text:span></text:span><text:span text:style-name="Strong_20_Emphasis"><text:span text:style-name="T32">da biblioteca de aprendizado de máquina scikit-learn para a linguagem Python.</text:span></text:span></text:p>
      <text:p text:style-name="P8"><text:span text:style-name="T5">Introdução</text:span></text:p>
      <text:p text:style-name="P9"><text:tab/><text:span text:style-name="T11">No presente trabalho aplicaremos um algoritmo de </text:span>Support Vector Machine, <text:span text:style-name="T13">com o intuito de verificar se pode ser estabelecida alguma relação entre características de hardware de smartfones e o seu preço de venda ao consumidor. </text:span>Como sabemos, o <text:span text:style-name="T1">mercado de smartfones apresenta um grande leque de opções de escolha. </text:span>Disso resulta um conjunto igualmente grande de características relacionadas às <text:span text:style-name="T1">disponibilidades de </text:span>ha<text:span text:style-name="T1">rdware: </text:span>capacidade de memória, definição e tamanho de tela, quantidade e definição de câmeras, capacidade da bateria, <text:span text:style-name="T11">peso total do aparelho, </text:span>etc. <text:span text:style-name="T12">Por se tratar de </text:span>um mercado <text:span text:style-name="T12">extremamente </text:span>competitivo, pode-se supor que os preços dos aparelhos não sejam determinados aleat<text:span text:style-name="T6">o</text:span>riamente, mas a partir das características que <text:span text:style-name="T11">os </text:span>diferenciam. <text:span text:style-name="T6">Além disso, as especificidades de cada modelo tornam o seu preço bastante individualizado, de forma que se torna interessante uma classificação por níveis de preços, conforme nos oferece o banco de dados sobre o qual o trabalho será elaborado.</text:span></text:p>
      <text:p text:style-name="P9"/>
      <text:p text:style-name="P13"><text:soft-page-break/><text:span text:style-name="T18">T</text:span><text:span text:style-name="T15">écnicas de definição de objetivos</text:span></text:p>
      <text:p text:style-name="P10"><text:tab/><text:span text:style-name="T11">Os objetivos do presente trabalho foram escolhidos de acordo com a disponibilidade de informações sobre o assunto geral acima especificado. Em se tratando de um </text:span><text:span text:style-name="T4">data set</text:span><text:span text:style-name="T11"> disponibilizado pela plataforma Kaggle, o problema já fora sugerido pelo criador da base de dados: “</text:span>descobrir alguma relação entre os recursos de um telefone móvel <text:span text:style-name="T12">(...)</text:span> e seu preço de venda” <text:span text:style-name="T12">em tradução livre. Tendo em vista que, como veremos, o preço é apresentado em 4 níveis, trata-se de um problema de aprendizagem supervisionada porque “começa com um conjunto estabelecido de dados e um certo entendimento de como esses dados são classificados”</text:span><text:span text:style-name="T12"><text:note text:id="ftn0" text:note-class="footnote"><text:note-citation>1</text:note-citation><text:note-body><text:p text:style-name="Footnote">https://www.ibm.com/br-pt/analytics/machine-learning</text:p></text:note-body></text:note></text:span><text:span text:style-name="T12">. </text:span></text:p>
      <text:p text:style-name="P12"><text:tab/><text:span text:style-name="T14">Então o objetivo principal do trabalho é aplicar um algoritmo de aprendizado supervisionado que permita verificar a relação entre o hardware dos aparelhos e seu preço final de venda ao consumidor, </text:span>classifica<text:span text:style-name="T14">ndo </text:span>os aparelhos <text:span text:style-name="T6">em</text:span> <text:span text:style-name="T14">níveis </text:span>de preço. <text:span text:style-name="T14">Como objetivo derivado, será verificada a capacidade de previsão do modelo, na qual objetiva-se alcançar uma acurácia superior a 90%.</text:span></text:p>
      <text:p text:style-name="P11"><text:span text:style-name="T12"><text:tab/></text:span></text:p>
      <text:p text:style-name="P17">Identificação e  levantamento  de dados:</text:p>
      <text:p text:style-name="P13"><text:tab/><text:span text:style-name="T14">Serão utilizados os dados disponíveis no seguinte </text:span><text:span text:style-name="T3">data set</text:span><text:span text:style-name="T14">:</text:span></text:p>
      <text:p text:style-name="P1"><text:a xlink:type="simple" xlink:href="https://www.kaggle.com/iabhishekofficial/mobile-price-classification?select=train.csv" text:style-name="Internet_20_link" text:visited-style-name="Visited_20_Internet_20_Link"><text:span text:style-name="T28">https://www.kaggle.com/iabhishekofficial/mobile-price-classification?select=train.csv</text:span></text:a></text:p>
      <text:p text:style-name="P13"><text:span text:style-name="T8"><text:tab/></text:span><text:span text:style-name="T9">O data set contém um conjunto de 21 características de smartfones, com 2000 entradas. </text:span></text:p>
      <text:p text:style-name="P18"><text:span text:style-name="T7"><text:tab/>Primeiramente, a variável objetivo do presente trabalho, o preço dos aparelhos, é distribuído na variável “price_range” em quatro níveis que vão de 0 (preço baixo), a 1 (preço médio), 2 (preço alto) e 3 (preço muito alto). As demais </text:span><text:span text:style-name="T2">features</text:span><text:span text:style-name="T7"> são:</text:span></text:p>
      <text:list xml:id="list945480438" text:style-name="L8">
        <text:list-item>
          <text:p text:style-name="P3"><text:span text:style-name="T8">battery_power: </text:span><text:span text:style-name="T9">capacidade de armazenamento da bateria, em </text:span><text:span text:style-name="T8">mAh</text:span></text:p>
        </text:list-item>
        <text:list-item>
          <text:p text:style-name="P6">blue: <text:span text:style-name="T7">se possui </text:span>bluetooth <text:span text:style-name="T7">(1) ou não possui (0)</text:span></text:p>
        </text:list-item>
        <text:list-item>
          <text:p text:style-name="P6">clock_speed: <text:span text:style-name="T7">velocidade do processados em unidade de tempo</text:span></text:p>
        </text:list-item>
        <text:list-item>
          <text:p text:style-name="P6">dual_sim: <text:span text:style-name="T7">se suporta dual sim (1) ou não (0)</text:span></text:p>
        </text:list-item>
        <text:list-item>
          <text:p text:style-name="P6">fc: <text:span text:style-name="T7">definição da camera frontal em </text:span>mega pixels</text:p>
        </text:list-item>
        <text:list-item>
          <text:p text:style-name="P6">four_g: <text:span text:style-name="T7">se é </text:span>4G <text:span text:style-name="T7">(1) ou não (0)</text:span></text:p>
        </text:list-item>
        <text:list-item>
          <text:p text:style-name="P6">int_memory: <text:span text:style-name="T7">memória interna do aparelho em </text:span>Gigabytes</text:p>
        </text:list-item>
        <text:list-item>
          <text:p text:style-name="P6">m_dep: <text:span text:style-name="T7">profundidade do aparelheo em </text:span>cm</text:p>
        </text:list-item>
        <text:list-item>
          <text:p text:style-name="P7">mobile_wt: <text:span text:style-name="T7">peso do aparelho em gramas</text:span></text:p>
        </text:list-item>
        <text:list-item>
          <text:p text:style-name="P7"><text:soft-page-break/>n_cores: <text:span text:style-name="T7">número de cores do processador</text:span> <text:span text:style-name="T7">(unidades)</text:span></text:p>
        </text:list-item>
        <text:list-item>
          <text:p text:style-name="P2"><text:span text:style-name="T8">pc: </text:span><text:span text:style-name="T9">definição da camera primária em </text:span><text:span text:style-name="T8">mega pixels</text:span></text:p>
        </text:list-item>
        <text:list-item>
          <text:p text:style-name="P6">px_height: <text:span text:style-name="T7">resolução em p</text:span>ixel - largura</text:p>
        </text:list-item>
        <text:list-item>
          <text:p text:style-name="P6">px_width: <text:span text:style-name="T7">resolução em p</text:span>ixel - <text:span text:style-name="T7">altura</text:span></text:p>
        </text:list-item>
        <text:list-item>
          <text:p text:style-name="P6">ram: <text:span text:style-name="T7">memória RAM em mega b</text:span>ytes</text:p>
        </text:list-item>
        <text:list-item>
          <text:p text:style-name="P6">sc_h: <text:span text:style-name="T7">altura da tela em cm </text:span></text:p>
        </text:list-item>
        <text:list-item>
          <text:p text:style-name="P6">sc_w: <text:span text:style-name="T7">largura da tela em </text:span>cm</text:p>
        </text:list-item>
        <text:list-item>
          <text:p text:style-name="P6">talk_time: <text:span text:style-name="T7">tempo máximo de duração da carga total da bateria </text:span></text:p>
        </text:list-item>
        <text:list-item>
          <text:p text:style-name="P6">three_g: <text:span text:style-name="T7">se é </text:span>3G <text:span text:style-name="T7">(1) ou não (0)</text:span></text:p>
        </text:list-item>
        <text:list-item>
          <text:p text:style-name="P6">touch_screen: <text:span text:style-name="T7">se tem touch screen (1) ou não (0)</text:span></text:p>
        </text:list-item>
        <text:list-item>
          <text:p text:style-name="P6"><text:span text:style-name="T7">wifi: se tem wifi (1) ou não (0)</text:span></text:p>
        </text:list-item>
      </text:list>
      <text:p text:style-name="P19"/>
      <text:p text:style-name="P20"><text:span text:style-name="T16">Identificação de tipos de algoritmos para a abordagem</text:span></text:p>
      <text:p text:style-name="P21"><text:tab/>A partir d<text:span text:style-name="T19">os objetivos arrolados e das características do data set disponível, inicialmente </text:span>optamos por eliminar alguns algoritmos: não utilizamos regressão logística porque a variável alvo não é binomial mas varia de 0 a 3. Pelo mesmo motivo também optamos por não utilizar um modelo de regressão.<text:span text:style-name="T20"> A</text:span>s opções disponíveis então eram os seguintes algoritmos: Classificação Naïve Bayes, Árvore de decisão – Random forest e Support Vector Machine. A partir de uma decisão conjunta do grupo, optamos por utilizar primeiramente o SVM, com o qual obtivemos resultados satisfatórios quanto aos objetivos propostos. </text:p>
      <text:p text:style-name="P21"><text:tab/><text:span text:style-name="T20">As principais características desse algoritmo corroboram a escolha. Trata-se de um bom algoritmo para ser utilizado quando há muitas características a serem consideradas (21 no caso do data set), mas a quantidade de informações é relativamente pequena (2000 no caso). Além disso, o algoritmo por si mesmo <text:s/>elimina outliers, eliminando a necessidade dessa verificação</text:span><text:span text:style-name="T20"><text:note text:id="ftn1" text:note-class="footnote"><text:note-citation>2</text:note-citation><text:note-body><text:p text:style-name="Footnote">https://scikit-learn.org/stable/modules/svm.html</text:p></text:note-body></text:note></text:span><text:span text:style-name="T20">. </text:span></text:p>
      <text:p text:style-name="P16"><text:span text:style-name="T10"><text:s/></text:span></text:p>
      <text:p text:style-name="P16"><text:span text:style-name="T17">As hipóteses iniciais que serão descobertas na análise exploratória do conjunto de dados. </text:span></text:p>
      <text:p text:style-name="P14"><text:tab/>As hipóteses iniciais são:</text:p>
      <text:list xml:id="list1747710841" text:style-name="L9">
        <text:list-item>
          <text:p text:style-name="P4">existe uma relação entre disponibilidades de hardware e preços dos aparelhos;</text:p>
        </text:list-item>
        <text:list-item>
          <text:p text:style-name="P5"><text:span text:style-name="T23">é possível classificar os aparelhos a partir dos 4 níveis de preços propostos </text:span>e é possível prever em qual nível de preço se classificaria um novo aparelho;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Numbering_20_Symbols" style:display-name="Numbering Symbols" style:family="text">
      <style:text-properties style:use-window-font-color="tru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5:03:34.467493768</meta:creation-date>
    <dc:date>2020-10-08T12:06:22.714712081</dc:date>
    <meta:editing-duration>PT6H27M30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3" meta:paragraph-count="50" meta:word-count="888" meta:character-count="5822" meta:non-whitespace-character-count="4982"/>
  </office:meta>
</office:document-meta>
</file>